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73.41mm" svg:y="5.51mm">
            <loext:p draw:notify-on-update-of-ranges="stats_avg.A2:stats_avg.A2 stats_avg.A6:stats_avg.A6 stats_avg.A10:stats_avg.A10 stats_avg.A14:stats_avg.A14 stats_avg.A18:stats_avg.A18 stats_avg.A22:stats_avg.A22 stats_avg.A26:stats_avg.A26 stats_avg.A30:stats_avg.A30  stats_avg.C2:stats_avg.C2 stats_avg.C6:stats_avg.C6 stats_avg.C10:stats_avg.C10 stats_avg.C14:stats_avg.C14 stats_avg.C18:stats_avg.C18 stats_avg.C22:stats_avg.C22 stats_avg.C26:stats_avg.C26 stats_avg.C30:stats_avg.C30  stats_avg.C3:stats_avg.C3 stats_avg.C7:stats_avg.C7 stats_avg.C11:stats_avg.C11 stats_avg.C15:stats_avg.C15 stats_avg.C19:stats_avg.C19 stats_avg.C23:stats_avg.C23 stats_avg.C27:stats_avg.C27 stats_avg.C31:stats_avg.C31  stats_avg.C4:stats_avg.C4 stats_avg.C8:stats_avg.C8 stats_avg.C12:stats_avg.C12 stats_avg.C16:stats_avg.C16 stats_avg.C20:stats_avg.C20 stats_avg.C24:stats_avg.C24 stats_avg.C28:stats_avg.C28 stats_avg.C32:stats_avg.C32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9.52mm" svg:y="6.12mm">
            <loext:p draw:notify-on-update-of-ranges="stats_avg.A2:stats_avg.A2 stats_avg.A6:stats_avg.A6 stats_avg.A10:stats_avg.A10 stats_avg.A14:stats_avg.A14 stats_avg.A18:stats_avg.A18 stats_avg.A22:stats_avg.A22 stats_avg.A26:stats_avg.A26 stats_avg.A30:stats_avg.A30 stats_avg.A2:stats_avg.A2 stats_avg.A6:stats_avg.A6 stats_avg.A10:stats_avg.A10 stats_avg.A14:stats_avg.A14 stats_avg.A18:stats_avg.A18 stats_avg.A22:stats_avg.A22 stats_avg.A26:stats_avg.A26 stats_avg.A30:stats_avg.A30  stats_avg.C2:stats_avg.C2 stats_avg.C6:stats_avg.C6 stats_avg.C10:stats_avg.C10 stats_avg.C14:stats_avg.C14 stats_avg.C18:stats_avg.C18 stats_avg.A2:stats_avg.A2 stats_avg.A6:stats_avg.A6 stats_avg.A10:stats_avg.A10 stats_avg.A14:stats_avg.A14 stats_avg.A18:stats_avg.A18 stats_avg.A22:stats_avg.A22 stats_avg.A26:stats_avg.A26 stats_avg.A30:stats_avg.A30  stats_avg.C3:stats_avg.C3 stats_avg.C7:stats_avg.C7 stats_avg.C11:stats_avg.C11 stats_avg.C15:stats_avg.C15 stats_avg.C19:stats_avg.C19 stats_avg.A2:stats_avg.A2 stats_avg.A6:stats_avg.A6 stats_avg.A10:stats_avg.A10 stats_avg.A14:stats_avg.A14 stats_avg.A18:stats_avg.A18 stats_avg.A22:stats_avg.A22 stats_avg.A26:stats_avg.A26 stats_avg.A30:stats_avg.A30  stats_avg.C4:stats_avg.C4 stats_avg.C8:stats_avg.C8 stats_avg.C12:stats_avg.C12 stats_avg.C16:stats_avg.C16 stats_avg.C20:stats_avg.C20 stats_avg.A2:stats_avg.A2 stats_avg.A6:stats_avg.A6 stats_avg.A10:stats_avg.A10 stats_avg.A14:stats_avg.A14 stats_avg.A18:stats_avg.A18 stats_avg.A22:stats_avg.A22 stats_avg.A26:stats_avg.A26 stats_avg.A30:stats_avg.A30  stats_avg.C5:stats_avg.C5 stats_avg.C9:stats_avg.C9 stats_avg.C13:stats_avg.C13 stats_avg.C17:stats_avg.C17 stats_avg.C21:stats_avg.C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6712.83" calcext:value-type="float">
            <text:p>6712.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6828.79" calcext:value-type="float">
            <text:p>6828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5442.57" calcext:value-type="float">
            <text:p>5442.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6771.61" calcext:value-type="float">
            <text:p>6771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betweenness-centrality"</text:p>
          </table:table-cell>
          <table:table-cell office:value-type="float" office:value="9686.03" calcext:value-type="float">
            <text:p>9686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closeness-centrality"</text:p>
          </table:table-cell>
          <table:table-cell office:value-type="float" office:value="7430.4" calcext:value-type="float">
            <text:p>743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page-rank"</text:p>
          </table:table-cell>
          <table:table-cell office:value-type="float" office:value="6505.13" calcext:value-type="float">
            <text:p>6505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random"</text:p>
          </table:table-cell>
          <table:table-cell office:value-type="float" office:value="7713.64" calcext:value-type="float">
            <text:p>7713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betweenness-centrality"</text:p>
          </table:table-cell>
          <table:table-cell office:value-type="float" office:value="8355.32" calcext:value-type="float">
            <text:p>8355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closeness-centrality"</text:p>
          </table:table-cell>
          <table:table-cell office:value-type="float" office:value="10477.31" calcext:value-type="float">
            <text:p>10477.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page-rank"</text:p>
          </table:table-cell>
          <table:table-cell office:value-type="float" office:value="6965.83" calcext:value-type="float">
            <text:p>6965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random"</text:p>
          </table:table-cell>
          <table:table-cell office:value-type="float" office:value="15143.14" calcext:value-type="float">
            <text:p>15143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7343.34" calcext:value-type="float">
            <text:p>7343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8719.07" calcext:value-type="float">
            <text:p>8719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8051.29" calcext:value-type="float">
            <text:p>8051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13256.83" calcext:value-type="float">
            <text:p>13256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betweenness-centrality"</text:p>
          </table:table-cell>
          <table:table-cell office:value-type="float" office:value="6485.57" calcext:value-type="float">
            <text:p>6485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closeness-centrality"</text:p>
          </table:table-cell>
          <table:table-cell office:value-type="float" office:value="6966.38" calcext:value-type="float">
            <text:p>6966.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page-rank"</text:p>
          </table:table-cell>
          <table:table-cell office:value-type="float" office:value="6377.07" calcext:value-type="float">
            <text:p>6377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random"</text:p>
          </table:table-cell>
          <table:table-cell office:value-type="float" office:value="9519.01" calcext:value-type="float">
            <text:p>9519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4644.37" calcext:value-type="float">
            <text:p>4644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5509.33" calcext:value-type="float">
            <text:p>5509.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4462.84" calcext:value-type="float">
            <text:p>446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2998.86" calcext:value-type="float">
            <text:p>2998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betweenness-centrality"</text:p>
          </table:table-cell>
          <table:table-cell office:value-type="float" office:value="2117.44" calcext:value-type="float">
            <text:p>2117.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closeness-centrality"</text:p>
          </table:table-cell>
          <table:table-cell office:value-type="float" office:value="6199.13" calcext:value-type="float">
            <text:p>6199.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page-rank"</text:p>
          </table:table-cell>
          <table:table-cell office:value-type="float" office:value="1933.56" calcext:value-type="float">
            <text:p>1933.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random"</text:p>
          </table:table-cell>
          <table:table-cell office:value-type="float" office:value="1943.3" calcext:value-type="float">
            <text:p>1943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betweenness-centrality"</text:p>
          </table:table-cell>
          <table:table-cell office:value-type="float" office:value="1538.03" calcext:value-type="float">
            <text:p>1538.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closeness-centrality"</text:p>
          </table:table-cell>
          <table:table-cell office:value-type="float" office:value="1566.69" calcext:value-type="float">
            <text:p>1566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page-rank"</text:p>
          </table:table-cell>
          <table:table-cell office:value-type="float" office:value="2008.9" calcext:value-type="float">
            <text:p>2008.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random"</text:p>
          </table:table-cell>
          <table:table-cell office:value-type="float" office:value="979.27" calcext:value-type="float">
            <text:p>979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3T10:53:33.531455491</dc:date>
    <meta:editing-duration>PT3M57S</meta:editing-duration>
    <meta:editing-cycles>1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2:stats_avg.A2 stats_avg.A6:stats_avg.A6 stats_avg.A10:stats_avg.A10 stats_avg.A14:stats_avg.A14 stats_avg.A18:stats_avg.A18 stats_avg.A22:stats_avg.A22 stats_avg.A26:stats_avg.A26 stats_avg.A30:stats_avg.A30 stats_avg.C2:stats_avg.C33" chart:data-source-has-labels="both" svg:x="0.32cm" svg:y="0.18cm" svg:width="12.455cm" svg:height="8.64cm">
          <chartooo:coordinate-region svg:x="1.312cm" svg:y="0.379cm" svg:width="11.091cm" svg:height="7.794cm"/>
          <chart:axis chart:dimension="x" chart:name="primary-x" chart:style-name="ch4" chartooo:axis-type="auto">
            <chart:categories table:cell-range-address="stats_avg.A2:stats_avg.A2 stats_avg.A6:stats_avg.A6 stats_avg.A10:stats_avg.A10 stats_avg.A14:stats_avg.A14 stats_avg.A18:stats_avg.A18 stats_avg.A22:stats_avg.A22 stats_avg.A26:stats_avg.A26 stats_avg.A30:stats_avg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2:stats_avg.A2 stats_avg.A6:stats_avg.A6 stats_avg.A10:stats_avg.A10 stats_avg.A14:stats_avg.A14 stats_avg.A18:stats_avg.A18 stats_avg.A22:stats_avg.A22 stats_avg.A26:stats_avg.A26 stats_avg.A30:stats_avg.A30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2:stats_avg.A2 stats_avg.A6:stats_avg.A6 stats_avg.A10:stats_avg.A10 stats_avg.A14:stats_avg.A14 stats_avg.A18:stats_avg.A18 stats_avg.A22:stats_avg.A22 stats_avg.A26:stats_avg.A26 stats_avg.A30:stats_avg.A30</svg:desc>
                </draw:g>
              </table:table-cell>
              <table:table-cell office:value-type="float" office:value="6712.83">
                <text:p>6712.83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6828.79">
                <text:p>6828.79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5442.57">
                <text:p>5442.57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6771.61">
                <text:p>6771.61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686.03">
                <text:p>9686.03</text:p>
              </table:table-cell>
              <table:table-cell office:value-type="float" office:value="7430.4">
                <text:p>7430.4</text:p>
              </table:table-cell>
              <table:table-cell office:value-type="float" office:value="6505.13">
                <text:p>6505.13</text:p>
              </table:table-cell>
              <table:table-cell office:value-type="float" office:value="7713.64">
                <text:p>7713.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355.32">
                <text:p>8355.32</text:p>
              </table:table-cell>
              <table:table-cell office:value-type="float" office:value="10477.31">
                <text:p>10477.31</text:p>
              </table:table-cell>
              <table:table-cell office:value-type="float" office:value="6965.83">
                <text:p>6965.83</text:p>
              </table:table-cell>
              <table:table-cell office:value-type="float" office:value="15143.14">
                <text:p>15143.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343.34">
                <text:p>7343.34</text:p>
              </table:table-cell>
              <table:table-cell office:value-type="float" office:value="8719.07">
                <text:p>8719.07</text:p>
              </table:table-cell>
              <table:table-cell office:value-type="float" office:value="8051.29">
                <text:p>8051.29</text:p>
              </table:table-cell>
              <table:table-cell office:value-type="float" office:value="13256.83">
                <text:p>13256.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485.57">
                <text:p>6485.57</text:p>
              </table:table-cell>
              <table:table-cell office:value-type="float" office:value="6966.38">
                <text:p>6966.38</text:p>
              </table:table-cell>
              <table:table-cell office:value-type="float" office:value="6377.07">
                <text:p>6377.07</text:p>
              </table:table-cell>
              <table:table-cell office:value-type="float" office:value="9519.01">
                <text:p>9519.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644.37">
                <text:p>4644.37</text:p>
              </table:table-cell>
              <table:table-cell office:value-type="float" office:value="5509.33">
                <text:p>5509.33</text:p>
              </table:table-cell>
              <table:table-cell office:value-type="float" office:value="4462.84">
                <text:p>4462.84</text:p>
              </table:table-cell>
              <table:table-cell office:value-type="float" office:value="2998.86">
                <text:p>2998.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117.44">
                <text:p>2117.44</text:p>
              </table:table-cell>
              <table:table-cell office:value-type="float" office:value="6199.13">
                <text:p>6199.13</text:p>
              </table:table-cell>
              <table:table-cell office:value-type="float" office:value="1933.56">
                <text:p>1933.56</text:p>
              </table:table-cell>
              <table:table-cell office:value-type="float" office:value="1943.3">
                <text:p>1943.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38.03">
                <text:p>1538.03</text:p>
              </table:table-cell>
              <table:table-cell office:value-type="float" office:value="1566.69">
                <text:p>1566.69</text:p>
              </table:table-cell>
              <table:table-cell office:value-type="float" office:value="2008.9">
                <text:p>2008.9</text:p>
              </table:table-cell>
              <table:table-cell office:value-type="float" office:value="979.27">
                <text:p>979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2:stats_avg.A2 stats_avg.A6:stats_avg.A6 stats_avg.A10:stats_avg.A10 stats_avg.A14:stats_avg.A14 stats_avg.A18:stats_avg.A18 stats_avg.A22:stats_avg.A22 stats_avg.A26:stats_avg.A26 stats_avg.A30:stats_avg.A30 stats_avg.C2:stats_avg.C21" chart:data-source-has-labels="both" svg:x="0.32cm" svg:y="0.18cm" svg:width="12.455cm" svg:height="8.64cm">
          <chartooo:coordinate-region svg:x="1.312cm" svg:y="0.379cm" svg:width="11.038cm" svg:height="7.794cm"/>
          <chart:axis chart:dimension="x" chart:name="primary-x" chart:style-name="ch4" chartooo:axis-type="auto">
            <chart:categories table:cell-range-address="stats_avg.A2:stats_avg.A2 stats_avg.A6:stats_avg.A6 stats_avg.A10:stats_avg.A10 stats_avg.A14:stats_avg.A14 stats_avg.A18:stats_avg.A18 stats_avg.A22:stats_avg.A22 stats_avg.A26:stats_avg.A26 stats_avg.A30:stats_avg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" loext:label-string="between" chart:class="chart:scatter">
            <chart:domain table:cell-range-address="stats_avg.A2:stats_avg.A2 stats_avg.A6:stats_avg.A6 stats_avg.A10:stats_avg.A10 stats_avg.A14:stats_avg.A14 stats_avg.A18:stats_avg.A18 stats_avg.A22:stats_avg.A22 stats_avg.A26:stats_avg.A26 stats_avg.A30:stats_avg.A30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2:stats_avg.A2 stats_avg.A6:stats_avg.A6 stats_avg.A10:stats_avg.A10 stats_avg.A14:stats_avg.A14 stats_avg.A18:stats_avg.A18 stats_avg.A22:stats_avg.A22 stats_avg.A26:stats_avg.A26 stats_avg.A30:stats_avg.A30</svg:desc>
                </draw:g>
              </table:table-cell>
              <table:table-cell office:value-type="float" office:value="0">
                <text:p>0</text:p>
                <draw:g>
                  <svg:desc>stats_avg.A2:stats_avg.A2 stats_avg.A6:stats_avg.A6 stats_avg.A10:stats_avg.A10 stats_avg.A14:stats_avg.A14 stats_avg.A18:stats_avg.A18 stats_avg.A22:stats_avg.A22 stats_avg.A26:stats_avg.A26 stats_avg.A30:stats_avg.A30</svg:desc>
                </draw:g>
              </table:table-cell>
              <table:table-cell office:value-type="float" office:value="6712.83">
                <text:p>6712.83</text:p>
                <draw:g>
                  <svg:desc>stats_avg.C2:stats_avg.C2 stats_avg.C6:stats_avg.C6 stats_avg.C10:stats_avg.C10 stats_avg.C14:stats_avg.C14 stats_avg.C18:stats_avg.C18</svg:desc>
                </draw:g>
              </table:table-cell>
              <table:table-cell office:value-type="float" office:value="6828.79">
                <text:p>6828.79</text:p>
                <draw:g>
                  <svg:desc>stats_avg.C3:stats_avg.C3 stats_avg.C7:stats_avg.C7 stats_avg.C11:stats_avg.C11 stats_avg.C15:stats_avg.C15 stats_avg.C19:stats_avg.C19</svg:desc>
                </draw:g>
              </table:table-cell>
              <table:table-cell office:value-type="float" office:value="5442.57">
                <text:p>5442.57</text:p>
                <draw:g>
                  <svg:desc>stats_avg.C4:stats_avg.C4 stats_avg.C8:stats_avg.C8 stats_avg.C12:stats_avg.C12 stats_avg.C16:stats_avg.C16 stats_avg.C20:stats_avg.C20</svg:desc>
                </draw:g>
              </table:table-cell>
              <table:table-cell office:value-type="float" office:value="6771.61">
                <text:p>6771.61</text:p>
                <draw:g>
                  <svg:desc>stats_avg.C5:stats_avg.C5 stats_avg.C9:stats_avg.C9 stats_avg.C13:stats_avg.C13 stats_avg.C17:stats_avg.C17 stats_avg.C21:stats_avg.C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686.03">
                <text:p>9686.03</text:p>
              </table:table-cell>
              <table:table-cell office:value-type="float" office:value="7430.4">
                <text:p>7430.4</text:p>
              </table:table-cell>
              <table:table-cell office:value-type="float" office:value="6505.13">
                <text:p>6505.13</text:p>
              </table:table-cell>
              <table:table-cell office:value-type="float" office:value="7713.64">
                <text:p>7713.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355.32">
                <text:p>8355.32</text:p>
              </table:table-cell>
              <table:table-cell office:value-type="float" office:value="10477.31">
                <text:p>10477.31</text:p>
              </table:table-cell>
              <table:table-cell office:value-type="float" office:value="6965.83">
                <text:p>6965.83</text:p>
              </table:table-cell>
              <table:table-cell office:value-type="float" office:value="15143.14">
                <text:p>15143.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343.34">
                <text:p>7343.34</text:p>
              </table:table-cell>
              <table:table-cell office:value-type="float" office:value="8719.07">
                <text:p>8719.07</text:p>
              </table:table-cell>
              <table:table-cell office:value-type="float" office:value="8051.29">
                <text:p>8051.29</text:p>
              </table:table-cell>
              <table:table-cell office:value-type="float" office:value="13256.83">
                <text:p>13256.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85.57">
                <text:p>6485.57</text:p>
              </table:table-cell>
              <table:table-cell office:value-type="float" office:value="6966.38">
                <text:p>6966.38</text:p>
              </table:table-cell>
              <table:table-cell office:value-type="float" office:value="6377.07">
                <text:p>6377.07</text:p>
              </table:table-cell>
              <table:table-cell office:value-type="float" office:value="9519.01">
                <text:p>9519.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